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4d6" officeooo:paragraph-rsid="0003f4d6"/>
    </style:style>
    <style:style style:name="P2" style:family="paragraph" style:parent-style-name="Standard">
      <style:text-properties officeooo:rsid="0003f67f" officeooo:paragraph-rsid="0003f67f"/>
    </style:style>
    <style:style style:name="P3" style:family="paragraph" style:parent-style-name="Standard">
      <style:text-properties officeooo:rsid="00047862" officeooo:paragraph-rsid="00047862"/>
    </style:style>
    <style:style style:name="P4" style:family="paragraph" style:parent-style-name="Standard">
      <style:text-properties officeooo:rsid="00056504" officeooo:paragraph-rsid="00056504"/>
    </style:style>
    <style:style style:name="P5" style:family="paragraph" style:parent-style-name="Standard">
      <style:text-properties officeooo:rsid="000597c5" officeooo:paragraph-rsid="000597c5"/>
    </style:style>
    <style:style style:name="P6" style:family="paragraph" style:parent-style-name="Standard">
      <style:text-properties officeooo:rsid="00060189" officeooo:paragraph-rsid="00060189"/>
    </style:style>
    <style:style style:name="P7" style:family="paragraph" style:parent-style-name="Standard">
      <style:text-properties officeooo:rsid="0006156a" officeooo:paragraph-rsid="0006156a"/>
    </style:style>
    <style:style style:name="P8" style:family="paragraph" style:parent-style-name="Standard">
      <style:text-properties officeooo:rsid="0006fced" officeooo:paragraph-rsid="0006fced"/>
    </style:style>
    <style:style style:name="P9" style:family="paragraph" style:parent-style-name="Standard">
      <style:text-properties officeooo:rsid="000819ff" officeooo:paragraph-rsid="000819ff"/>
    </style:style>
    <style:style style:name="P10" style:family="paragraph" style:parent-style-name="Standard">
      <style:text-properties officeooo:rsid="000922c5" officeooo:paragraph-rsid="000922c5"/>
    </style:style>
    <style:style style:name="P11" style:family="paragraph" style:parent-style-name="Standard">
      <style:text-properties officeooo:rsid="000d8058" officeooo:paragraph-rsid="000d8058"/>
    </style:style>
    <style:style style:name="P12" style:family="paragraph" style:parent-style-name="Standard">
      <style:text-properties officeooo:rsid="000f1546" officeooo:paragraph-rsid="000f1546"/>
    </style:style>
    <style:style style:name="P13" style:family="paragraph" style:parent-style-name="Standard">
      <style:text-properties officeooo:rsid="001363e4" officeooo:paragraph-rsid="001363e4"/>
    </style:style>
    <style:style style:name="P14" style:family="paragraph" style:parent-style-name="Standard">
      <style:text-properties officeooo:rsid="00156915" officeooo:paragraph-rsid="00156915"/>
    </style:style>
    <style:style style:name="P15" style:family="paragraph" style:parent-style-name="Standard">
      <style:text-properties officeooo:rsid="00181819" officeooo:paragraph-rsid="00181819"/>
    </style:style>
    <style:style style:name="P16" style:family="paragraph" style:parent-style-name="Standard">
      <style:text-properties officeooo:rsid="0019df04" officeooo:paragraph-rsid="0019df04"/>
    </style:style>
    <style:style style:name="P17" style:family="paragraph" style:parent-style-name="Standard">
      <style:text-properties officeooo:rsid="001c3d3d" officeooo:paragraph-rsid="001c3d3d"/>
    </style:style>
    <style:style style:name="P18" style:family="paragraph" style:parent-style-name="Standard">
      <style:paragraph-properties fo:break-before="page"/>
      <style:text-properties officeooo:rsid="001363e4" officeooo:paragraph-rsid="001363e4"/>
    </style:style>
    <style:style style:name="P19" style:family="paragraph" style:parent-style-name="Standard" style:list-style-name="L1">
      <style:text-properties officeooo:rsid="001363e4" officeooo:paragraph-rsid="001363e4"/>
    </style:style>
    <style:style style:name="P20" style:family="paragraph" style:parent-style-name="Standard" style:list-style-name="L2">
      <style:text-properties officeooo:rsid="001363e4" officeooo:paragraph-rsid="001363e4"/>
    </style:style>
    <style:style style:name="P21" style:family="paragraph" style:parent-style-name="Standard">
      <style:text-properties officeooo:rsid="000597c5" officeooo:paragraph-rsid="000597c5"/>
    </style:style>
    <style:style style:name="P22" style:family="paragraph" style:parent-style-name="Standard">
      <style:text-properties officeooo:rsid="001ec595" officeooo:paragraph-rsid="001ec595"/>
    </style:style>
    <style:style style:name="P23" style:family="paragraph" style:parent-style-name="Standard">
      <style:text-properties officeooo:rsid="000819ff" officeooo:paragraph-rsid="000819ff"/>
    </style:style>
    <style:style style:name="P24" style:family="paragraph" style:parent-style-name="Standard">
      <style:text-properties officeooo:rsid="002137dc" officeooo:paragraph-rsid="002137dc"/>
    </style:style>
    <style:style style:name="P25" style:family="paragraph" style:parent-style-name="Standard">
      <style:text-properties officeooo:rsid="0014215e" officeooo:paragraph-rsid="0014215e"/>
    </style:style>
    <style:style style:name="P26" style:family="paragraph" style:parent-style-name="Standard">
      <style:text-properties officeooo:rsid="00225c93" officeooo:paragraph-rsid="00225c93"/>
    </style:style>
    <style:style style:name="T1" style:family="text">
      <style:text-properties officeooo:rsid="0003f67f"/>
    </style:style>
    <style:style style:name="T2" style:family="text">
      <style:text-properties officeooo:rsid="00047862"/>
    </style:style>
    <style:style style:name="T3" style:family="text">
      <style:text-properties officeooo:rsid="00056504"/>
    </style:style>
    <style:style style:name="T4" style:family="text">
      <style:text-properties officeooo:rsid="000597c5"/>
    </style:style>
    <style:style style:name="T5" style:family="text">
      <style:text-properties officeooo:rsid="0005f53a"/>
    </style:style>
    <style:style style:name="T6" style:family="text">
      <style:text-properties officeooo:rsid="00060189"/>
    </style:style>
    <style:style style:name="T7" style:family="text">
      <style:text-properties officeooo:rsid="00068b46"/>
    </style:style>
    <style:style style:name="T8" style:family="text">
      <style:text-properties officeooo:rsid="000922c5"/>
    </style:style>
    <style:style style:name="T9" style:family="text">
      <style:text-properties officeooo:rsid="0010c2c0"/>
    </style:style>
    <style:style style:name="T10" style:family="text">
      <style:text-properties officeooo:rsid="0013f1c7"/>
    </style:style>
    <style:style style:name="T11" style:family="text">
      <style:text-properties officeooo:rsid="001a91e3"/>
    </style:style>
    <style:style style:name="T12" style:family="text">
      <style:text-properties officeooo:rsid="001b472d"/>
    </style:style>
    <style:style style:name="T13" style:family="text">
      <style:text-properties officeooo:rsid="001e867c"/>
    </style:style>
    <style:style style:name="T14" style:family="text">
      <style:text-properties officeooo:rsid="001ec59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ideas list ver 3</text:p>
      <text:p text:style-name="P1"/>
      <text:p text:style-name="P1"><text:tab/>The feel of the game should evoke feelings similar to tokusatsu shows like ultraman and kamen rider. As much as I like sentai, I wouldn’t want to do an omage to it in this game since it only has one playable character. </text:p>
      <text:p text:style-name="P1"/>
      <text:p text:style-name="P1">How to evoke those feelings:</text:p>
      <text:p text:style-name="P1"><text:tab/>Posing – pose button?</text:p>
      <text:p text:style-name="P1"><text:tab/>Fighting – timed fighting involving posing?</text:p>
      <text:p text:style-name="P1"><text:tab/>Going giant to fight bosses</text:p>
      <text:p text:style-name="P1"><text:tab/>spiral energyesque health system. Lose energy when hit gain energy when doing damage to enemies.</text:p>
      <text:p text:style-name="P1"><text:tab/>Dramatic close ups before doing finishing moves?</text:p>
      <text:p text:style-name="P1"><text:tab/><text:span text:style-name="T1">Running up to the rest of your crew after a boss fight “OOOOOOOOYY”</text:span></text:p>
      <text:p text:style-name="P3">weeb mode is a must – translators notes, subtitles, henshin, nakama, <text:span text:style-name="T3">nothing personnel kid, hisatsu,</text:span></text:p>
      <text:p text:style-name="P1"/>
      <text:p text:style-name="P1"/>
      <text:p text:style-name="P2">Moves</text:p>
      <text:p text:style-name="P2"><text:tab/>The core of the game should be based around picking up enemies and deflecting projectiles. </text:p>
      <text:p text:style-name="P2"/>
      <text:p text:style-name="P2">Different things to do with those moves:</text:p>
      <text:p text:style-name="P2"><text:tab/>Fire enemies light the way in dark areas</text:p>
      <text:p text:style-name="P2"><text:tab/>deflecting projectiles to hit switches</text:p>
      <text:p text:style-name="P2"><text:tab/>throwing enemies that stick to walls to use them to climb up the wall</text:p>
      <text:p text:style-name="P2"><text:tab/>fire enemies light fuses</text:p>
      <text:p text:style-name="P2"><text:tab/>all the elemental stuff</text:p>
      <text:p text:style-name="P2"><text:tab/></text:p>
      <text:p text:style-name="P2">General plot</text:p>
      <text:p text:style-name="P2">Alien robot gets in a fight with galactic villian and crashes on earth. The alien is found by a teenager with attit<text:span text:style-name="T2">tude but at the same time the villian attacks them both. The join forces to defeat the villian and save earth.</text:span></text:p>
      <text:p text:style-name="P2"/>
      <text:p text:style-name="P3">The robot’s important parts have been damaged and he cannot fight on his own. He wraps himself around the boy like a suit of armour to fight.</text:p>
      <text:p text:style-name="P3"/>
      <text:p text:style-name="P3"/>
      <text:p text:style-name="P4">Characters</text:p>
      <text:p text:style-name="P4"><text:tab/>Alien robot aka</text:p>
      <text:p text:style-name="P4"><text:tab/><text:span text:style-name="T4">Personality wise is not to dissimilar from ultraman zero ie cocky and brash, sarcastic and witty. A real shit talker and mans man. Doesn’t work well with urban youth.</text:span></text:p>
      <text:p text:style-name="P4"/>
      <text:p text:style-name="P5"><text:tab/>Teenager with attitude aka <text:span text:style-name="T6">Jesse</text:span> Smithsonson – <text:span text:style-name="T6">isn’t that a girls name??</text:span> <text:span text:style-name="T5">Yotarou Kojimbo?</text:span> Ernest and kind. Straight man to nakamans stooge. The shinpachi to nakamans gintoki. In fact has no attitude. Go all the way with environmentalist?</text:p>
      <text:p text:style-name="P5"/>
      <text:p text:style-name="P5"><text:tab/><text:span text:style-name="T5">The thing about them is that when the kid has changed to nakaman form, nakaman can take control and say things as well as the kid. They can both speak to people from the suit. Nakaman will shit talk people and get the kid into trouble.</text:span></text:p>
      <text:p text:style-name="P5"/>
      <text:p text:style-name="P22"><text:soft-page-break/>Hero race</text:p>
      <text:p text:style-name="P22">Similar to autobots, the hero is a humanoid robotic life form. Its personality is stored in hard memory in its head. The memory can be scanned and copied. Generally these beings can exist on their own but if their internal components are greatly damaged they can eject the damaged components and become an exosuit for another living creature and live symbiotically for a time. </text:p>
      <text:p text:style-name="P5"/>
      <text:p text:style-name="P5"><text:s/><text:tab/><text:span text:style-name="T8">The villain Maxanderus the Stern?. To him the entire universe is already his, he only needs to take it. Not just talk, he has the power to back it up. Refers to people as his property. </text:span></text:p>
      <text:p text:style-name="P5"/>
      <text:p text:style-name="P5"/>
      <text:p text:style-name="P22"/>
      <text:p text:style-name="P5"/>
      <text:p text:style-name="P6">Plot layout</text:p>
      <text:p text:style-name="P6">The game should be pretty light on plot. Toku shows never really have much for over arching stuff and it usually focuses on the episode to episode stuff.</text:p>
      <text:p text:style-name="P6"/>
      <text:p text:style-name="P16">At some point the robot is scanned by the villain and an evil version of his ai is made. Later on the hero is damaged and the evil ai has to be the hero for a while. <text:span text:style-name="T11">Ala 2.0.</text:span></text:p>
      <text:p text:style-name="P6"/>
      <text:p text:style-name="P7">Should be around 5 or 6 episodes.</text:p>
      <text:p text:style-name="P7"/>
      <text:p text:style-name="P7">Episode 1: The first episode.</text:p>
      <text:p text:style-name="P7"><text:tab/><text:span text:style-name="T7">Regular starting stuff – introduce characters and villains. </text:span></text:p>
      <text:p text:style-name="P7"/>
      <text:p text:style-name="P8">At some point someone has to try and blow up the ocean.</text:p>
      <text:p text:style-name="P8"/>
      <text:p text:style-name="P9">Beach episode?</text:p>
      <text:p text:style-name="P9">Silly goons try to uncover hero’s identity episode?</text:p>
      <text:p text:style-name="P24"/>
      <text:p text:style-name="P25">Haunted mansion episode – ep 3</text:p>
      <text:p text:style-name="P24">Looks as a map* Istanbul should be somewhere in this general area...</text:p>
      <text:p text:style-name="P26">swinging chandelier, leave room- come back and faucet or lights were turned on </text:p>
      <text:p text:style-name="P9"/>
      <text:p text:style-name="P9"/>
      <text:p text:style-name="P10">Get back demon lest I slay you!</text:p>
      <text:p text:style-name="P10">You fool, you can barely move.</text:p>
      <text:p text:style-name="P10">I barely needed to move to slay your mother did I Maxander<text:span text:style-name="T10">o</text:span>us!</text:p>
      <text:p text:style-name="P10"/>
      <text:p text:style-name="P11">I’m in your head now buddy. No lewd thoughts or I’<text:span text:style-name="T9">ll report you.</text:span></text:p>
      <text:p text:style-name="P11">Report me to WHO?</text:p>
      <text:p text:style-name="P11">The thought police. I’m a cop you know.</text:p>
      <text:p text:style-name="P12">Ugh.</text:p>
      <text:p text:style-name="P12"/>
      <text:p text:style-name="P12"/>
      <text:p text:style-name="P12"/>
      <text:p text:style-name="P15">Emerges from sewer level</text:p>
      <text:p text:style-name="P15">“What the hell is this horrible place?!”</text:p>
      <text:p text:style-name="P15">Next Ep: <text:span text:style-name="T12">Hero</text:span> In Da Hood</text:p>
      <text:p text:style-name="P12"/>
      <text:p text:style-name="P17"><text:soft-page-break/>They’re called Backpack Monsters! Apparently the new game will have even less <text:span text:style-name="T13">monsters</text:span> than the last one! <text:span text:style-name="T13">Based Nasuda strikes again!</text:span></text:p>
      <text:p text:style-name="P18">Roadmap</text:p>
      <text:p text:style-name="P13"/>
      <text:list xml:id="list65171709" text:style-name="L1">
        <text:list-item>
          <text:p text:style-name="P19">jumping</text:p>
        </text:list-item>
        <text:list-item>
          <text:p text:style-name="P19">combat</text:p>
        </text:list-item>
        <text:list-item>
          <text:p text:style-name="P19">enemies</text:p>
        </text:list-item>
        <text:list-item>
          <text:p text:style-name="P19">level design</text:p>
        </text:list-item>
      </text:list>
      <text:p text:style-name="P13"><text:s/></text:p>
      <text:p text:style-name="P13">Power ups for each episode</text:p>
      <text:list xml:id="list1737474788" text:style-name="L2">
        <text:list-item>
          <text:p text:style-name="P20">Dash</text:p>
        </text:list-item>
        <text:list-item>
          <text:p text:style-name="P20">higher jump</text:p>
        </text:list-item>
        <text:list-item>
          <text:p text:style-name="P20">stronger attack</text:p>
        </text:list-item>
      </text:list>
      <text:p text:style-name="P13"/>
      <text:p text:style-name="P13"/>
      <text:p text:style-name="P13"/>
      <text:p text:style-name="P13"/>
      <text:p text:style-name="P13"/>
      <text:p text:style-name="P13"/>
      <text:p text:style-name="P14"><text:tab/>Enemy rewrite</text:p>
      <text:p text:style-name="P14">Have the thrown component of an enemy be a separate scene that is loaded when the original is freed. This solves the problem of collision shenanigans when both are in the same space. Just remember to pass the direction to the thrown scnene. <text:s/><text:span text:style-name="T14">WOR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20:05:13.600974303</meta:creation-date>
    <dc:date>2019-09-15T00:01:32.557000000</dc:date>
    <meta:editing-duration>PT7H39M46S</meta:editing-duration>
    <meta:editing-cycles>19</meta:editing-cycles>
    <meta:generator>LibreOffice/6.2.4.2$Windows_X86_64 LibreOffice_project/2412653d852ce75f65fbfa83fb7e7b669a126d64</meta:generator>
    <meta:document-statistic meta:table-count="0" meta:image-count="0" meta:object-count="0" meta:page-count="4" meta:paragraph-count="65" meta:word-count="759" meta:character-count="4229" meta:non-whitespace-character-count="3504"/>
  </office:meta>
</office:document-meta>
</file>